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63b86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101ea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58ad9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63b86d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64c810" fo:background-color="#fffffe"/>
    </style:style>
    <style:style style:name="P19" style:family="paragraph" style:parent-style-name="Standard">
      <style:text-properties fo:color="#000000" loext:opacity="100%" style:font-name="Liberation Serif" officeooo:paragraph-rsid="0065bd30" fo:background-color="#fffffe"/>
    </style:style>
    <style:style style:name="P20" style:family="paragraph" style:parent-style-name="Standard">
      <style:text-properties fo:color="#000000" loext:opacity="100%" style:font-name="Liberation Serif" officeooo:paragraph-rsid="0066debd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101ea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3b86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4c810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5bd30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6debd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2f053" fo:background-color="#ffff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5b063" fo:background-color="#fffff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9cb82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dd42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27951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cdb23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063b86d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6cd271" officeooo:paragraph-rsid="007101ea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Liberation Serif" fo:font-size="12pt" style:text-underline-style="none" fo:font-weight="normal" officeooo:rsid="0005bd6b" officeooo:paragraph-rsid="0071c38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3b86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4c81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5bd3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6deb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101ea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5ec2c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7f43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4c81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300cd" officeooo:paragraph-rsid="001300c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63b86d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65bd3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7e6070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8058d6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817ea1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paragraph-rsid="000beb16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paragraph-rsid="0064c810"/>
    </style:style>
    <style:style style:name="P133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officeooo:paragraph-rsid="0071c385"/>
    </style:style>
    <style:style style:name="P134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135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66debd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47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07e6070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Liberation Serif" fo:background-color="#fffffe" loext:char-shading-value="0"/>
    </style:style>
    <style:style style:name="T26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7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officeooo:rsid="0040bb08"/>
    </style:style>
    <style:style style:name="T30" style:family="text">
      <style:text-properties fo:color="#a31515" loext:opacity="100%" officeooo:rsid="0041e812"/>
    </style:style>
    <style:style style:name="T31" style:family="text">
      <style:text-properties fo:color="#a31515" loext:opacity="100%" officeooo:rsid="0042f053"/>
    </style:style>
    <style:style style:name="T32" style:family="text">
      <style:text-properties fo:color="#a31515" loext:opacity="100%" officeooo:rsid="0048f1fa"/>
    </style:style>
    <style:style style:name="T33" style:family="text">
      <style:text-properties fo:color="#a31515" loext:opacity="100%" officeooo:rsid="004f70aa"/>
    </style:style>
    <style:style style:name="T34" style:family="text">
      <style:text-properties fo:color="#a31515" loext:opacity="100%" officeooo:rsid="004fdd42"/>
    </style:style>
    <style:style style:name="T35" style:family="text">
      <style:text-properties fo:color="#a31515" loext:opacity="100%" officeooo:rsid="00534315"/>
    </style:style>
    <style:style style:name="T36" style:family="text">
      <style:text-properties fo:color="#a31515" loext:opacity="100%" officeooo:rsid="0053f5ac"/>
    </style:style>
    <style:style style:name="T37" style:family="text">
      <style:text-properties fo:color="#000000" loext:opacity="100%" fo:background-color="#fffffe" loext:char-shading-value="0"/>
    </style:style>
    <style:style style:name="T38" style:family="text">
      <style:text-properties fo:color="#000000" loext:opacity="100%" officeooo:rsid="002dffd5" fo:background-color="#fffffe" loext:char-shading-value="0"/>
    </style:style>
    <style:style style:name="T39" style:family="text">
      <style:text-properties fo:color="#000000" loext:opacity="100%" officeooo:rsid="003cd920" fo:background-color="#fffffe" loext:char-shading-value="0"/>
    </style:style>
    <style:style style:name="T40" style:family="text">
      <style:text-properties fo:color="#000000" loext:opacity="100%" officeooo:rsid="006e59eb" fo:background-color="#fffffe" loext:char-shading-value="0"/>
    </style:style>
    <style:style style:name="T41" style:family="text">
      <style:text-properties fo:color="#000000" loext:opacity="100%" officeooo:rsid="006e9be9" fo:background-color="#fffffe" loext:char-shading-value="0"/>
    </style:style>
    <style:style style:name="T42" style:family="text">
      <style:text-properties fo:color="#000000" loext:opacity="100%" officeooo:rsid="00702beb" fo:background-color="#fffffe" loext:char-shading-value="0"/>
    </style:style>
    <style:style style:name="T43" style:family="text">
      <style:text-properties fo:color="#000000" loext:opacity="100%" officeooo:rsid="007086d3" fo:background-color="#fffffe" loext:char-shading-value="0"/>
    </style:style>
    <style:style style:name="T44" style:family="text">
      <style:text-properties fo:color="#000000" loext:opacity="100%" officeooo:rsid="0072d04c" fo:background-color="#fffffe" loext:char-shading-value="0"/>
    </style:style>
    <style:style style:name="T45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background-color="#fffffe" loext:char-shading-value="0"/>
    </style:style>
    <style:style style:name="T51" style:family="text">
      <style:text-properties fo:color="#0451a5" loext:opacity="100%"/>
    </style:style>
    <style:style style:name="T52" style:family="text">
      <style:text-properties fo:color="#0451a5" loext:opacity="100%" officeooo:rsid="002e6bec"/>
    </style:style>
    <style:style style:name="T53" style:family="text">
      <style:text-properties fo:color="#0451a5" loext:opacity="100%" officeooo:rsid="00302ec5"/>
    </style:style>
    <style:style style:name="T54" style:family="text">
      <style:text-properties fo:color="#0451a5" loext:opacity="100%" style:font-name="Liberation Serif" fo:background-color="#fffffe" loext:char-shading-value="0"/>
    </style:style>
    <style:style style:name="T55" style:family="text">
      <style:text-properties fo:color="#0451a5" loext:opacity="100%" style:font-name="Liberation Serif" officeooo:rsid="003824d9" fo:background-color="#fffffe" loext:char-shading-value="0"/>
    </style:style>
    <style:style style:name="T56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7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officeooo:rsid="0036f41a"/>
    </style:style>
    <style:style style:name="T59" style:family="text">
      <style:text-properties fo:color="#0451a5" loext:opacity="100%" officeooo:rsid="003cf921"/>
    </style:style>
    <style:style style:name="T60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61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62" style:family="text">
      <style:text-properties fo:color="#0451a5" loext:opacity="100%" officeooo:rsid="003ee96b"/>
    </style:style>
    <style:style style:name="T63" style:family="text">
      <style:text-properties fo:color="#0451a5" loext:opacity="100%" officeooo:rsid="0041e812"/>
    </style:style>
    <style:style style:name="T64" style:family="text">
      <style:text-properties fo:color="#0451a5" loext:opacity="100%" officeooo:rsid="0042f053"/>
    </style:style>
    <style:style style:name="T65" style:family="text">
      <style:text-properties fo:color="#0451a5" loext:opacity="100%" officeooo:rsid="0045b063"/>
    </style:style>
    <style:style style:name="T66" style:family="text">
      <style:text-properties fo:color="#0451a5" loext:opacity="100%" officeooo:rsid="0048f1fa"/>
    </style:style>
    <style:style style:name="T67" style:family="text">
      <style:text-properties fo:color="#0451a5" loext:opacity="100%" officeooo:rsid="0049cb82"/>
    </style:style>
    <style:style style:name="T68" style:family="text">
      <style:text-properties fo:color="#0451a5" loext:opacity="100%" officeooo:rsid="004f70aa"/>
    </style:style>
    <style:style style:name="T69" style:family="text">
      <style:text-properties fo:color="#0451a5" loext:opacity="100%" officeooo:rsid="004fdd42"/>
    </style:style>
    <style:style style:name="T70" style:family="text">
      <style:text-properties fo:color="#0451a5" loext:opacity="100%" officeooo:rsid="00527951"/>
    </style:style>
    <style:style style:name="T71" style:family="text">
      <style:text-properties fo:color="#0451a5" loext:opacity="100%" officeooo:rsid="00758ad9"/>
    </style:style>
    <style:style style:name="T72" style:family="text">
      <style:text-properties officeooo:rsid="0035cda4"/>
    </style:style>
    <style:style style:name="T73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4" style:family="text">
      <style:text-properties style:font-name="Liberation Serif" fo:font-size="12pt" style:text-underline-style="none" fo:font-weight="normal" officeooo:rsid="0005bd6b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style:text-underline-style="none" fo:font-weight="normal" officeooo:rsid="002b7797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style:text-underline-style="none" fo:font-weight="normal" officeooo:rsid="00067db1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style:text-underline-style="none" fo:font-weight="normal" officeooo:rsid="0071c385" style:font-size-asian="12pt" style:font-weight-asian="normal" style:font-size-complex="12pt" style:font-weight-complex="normal"/>
    </style:style>
    <style:style style:name="T78" style:family="text">
      <style:text-properties officeooo:rsid="005ec2cf"/>
    </style:style>
    <style:style style:name="T79" style:family="text">
      <style:text-properties officeooo:rsid="00633d13"/>
    </style:style>
    <style:style style:name="T80" style:family="text">
      <style:text-properties officeooo:rsid="0063b86d"/>
    </style:style>
    <style:style style:name="T81" style:family="text">
      <style:text-properties fo:font-size="12pt" style:text-underline-style="none" fo:font-weight="normal" officeooo:rsid="000611e5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081de4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081de4" style:font-size-asian="10.5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09c32a" style:font-size-asian="10.5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0beb16" style:font-size-asian="10.5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0d6d51" style:font-size-asian="10.5pt" style:font-weight-asian="normal" style:font-size-complex="12pt" style:font-weight-complex="normal"/>
    </style:style>
    <style:style style:name="T87" style:family="text">
      <style:text-properties officeooo:rsid="006db7be"/>
    </style:style>
    <style:style style:name="T88" style:family="text">
      <style:text-properties officeooo:rsid="00747cd6"/>
    </style:style>
    <style:style style:name="T89" style:family="text">
      <style:text-properties officeooo:rsid="00758ad9"/>
    </style:style>
    <style:style style:name="T90" style:family="text">
      <style:text-properties officeooo:rsid="007ad115"/>
    </style:style>
    <style:style style:name="T91" style:family="text">
      <style:text-properties officeooo:rsid="007b7209"/>
    </style:style>
    <style:style style:name="T92" style:family="text">
      <style:text-properties officeooo:rsid="007c2178"/>
    </style:style>
    <style:style style:name="T93" style:family="text">
      <style:text-properties fo:font-variant="normal" fo:text-transform="none" fo:color="#212121" loext:opacity="100%" style:font-name="Inter" fo:font-size="9pt" fo:letter-spacing="normal" fo:font-style="italic" style:font-style-asian="italic" style:font-style-complex="italic"/>
    </style:style>
    <style:style style:name="T94" style:family="text">
      <style:text-properties fo:font-variant="normal" fo:text-transform="none" fo:color="#212121" loext:opacity="100%" style:font-name="Inter" fo:font-size="9pt" fo:letter-spacing="normal" fo:font-style="italic" officeooo:rsid="008058d6" style:font-style-asian="italic" style:font-style-complex="italic"/>
    </style:style>
    <style:style style:name="T95" style:family="text">
      <style:text-properties fo:font-variant="normal" fo:text-transform="none" fo:color="#212121" loext:opacity="100%" style:font-name="Inter" fo:font-size="9pt" fo:letter-spacing="normal" fo:font-style="italic" style:text-underline-style="none" officeooo:rsid="007e6070" style:font-size-asian="10.5pt" style:font-style-asian="italic" style:font-weight-asian="normal" style:font-size-complex="12pt" style:font-style-complex="italic" style:font-weight-complex="normal"/>
    </style:style>
    <style:style style:name="T96" style:family="text">
      <style:text-properties fo:font-variant="normal" fo:text-transform="none" fo:color="#212121" loext:opacity="100%" style:font-name="Inter" fo:font-size="9pt" fo:letter-spacing="normal" fo:font-style="italic" style:text-underline-style="none" officeooo:rsid="00817ea1" style:font-size-asian="10.5pt" style:font-style-asian="italic" style:font-weight-asian="normal" style:font-size-complex="12pt" style:font-style-complex="italic" style:font-weight-complex="normal"/>
    </style:style>
    <style:style style:name="T97" style:family="text">
      <style:text-properties fo:font-variant="normal" fo:text-transform="none" fo:color="#000000" loext:opacity="100%" style:font-name="Inter" fo:font-size="9pt" fo:letter-spacing="normal" fo:font-style="normal" fo:background-color="#fffffe" loext:char-shading-value="0"/>
    </style:style>
    <style:style style:name="T98" style:family="text">
      <style:text-properties fo:font-variant="normal" fo:text-transform="none" fo:color="#000000" loext:opacity="100%" style:font-name="Inter" fo:font-size="9pt" fo:letter-spacing="normal" fo:font-style="normal" officeooo:rsid="002dffd5" fo:background-color="#fffffe" loext:char-shading-value="0"/>
    </style:style>
    <style:style style:name="T99" style:family="text">
      <style:text-properties fo:font-style="italic" style:text-underline-style="none" officeooo:rsid="007e6070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ESTS DE CAJA NEGRA - ABM USUARIO -:</text:p>
      <text:p text:style-name="P58"/>
      <text:p text:style-name="P58"/>
      <text:p text:style-name="P59">ADD <text:span text:style-name="T91">USER</text:span>:</text:p>
      <text:p text:style-name="P10"/>
      <text:p text:style-name="P68">Insertar usuario al momento inexistente, con todos los campos <text:span text:style-name="T88">(salvo el campo id)</text:span> y valores sintácticamente correctos, <text:span text:style-name="T1">definiendo </text:span><text:span text:style-name="T89">un</text:span><text:span text:style-name="T1"> rol sintácticamente correcto: </text:span></text:p>
      <text:p text:style-name="P68"/>
      <text:p text:style-name="P86"><text:span text:style-name="T37">Input para output </text:span><text:span text:style-name="T38">OK</text:span><text:span text:style-name="T37">:</text:span></text:p>
      <text:p text:style-name="P30">{</text:p>
      <text:p text:style-name="P11"><text:span text:style-name="T24"><text:tab/>"date"</text:span>:<text:span text:style-name="T51">"2021-06-18"</text:span>,</text:p>
      <text:p text:style-name="P11"><text:span text:style-name="T24"><text:tab/>"name"</text:span>:<text:span text:style-name="T51">"name</text:span><text:span text:style-name="T71">1</text:span><text:span text:style-name="T51">"</text:span>,</text:p>
      <text:p text:style-name="P11"><text:span text:style-name="T24"><text:tab/>"password"</text:span>:<text:span text:style-name="T51">"password</text:span><text:span text:style-name="T71">1</text:span><text:span text:style-name="T51">"</text:span>,</text:p>
      <text:p text:style-name="P1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1"><text:tab/><text:tab/> <text:s/>]</text:p>
      <text:p text:style-name="P30">}</text:p>
      <text:p text:style-name="P67"/>
      <text:p text:style-name="P67"/>
      <text:p text:style-name="P67">Insertar usuario al momento inexistente, con todos los campos <text:span text:style-name="T88">(salvo el campo id)</text:span> y valores sintácticamente correctos, <text:span text:style-name="T1">definiendo dos roles sintácticamente correctos: </text:span></text:p>
      <text:p text:style-name="P67"/>
      <text:p text:style-name="P70"><text:span text:style-name="T37">Input para output </text:span><text:span text:style-name="T38">OK</text:span><text:span text:style-name="T37">:</text:span></text:p>
      <text:p text:style-name="P21">{</text:p>
      <text:p text:style-name="P1"><text:span text:style-name="T24"><text:tab/>"date"</text:span>:<text:span text:style-name="T51">"2021-06-18"</text:span>,</text:p>
      <text:p text:style-name="P1"><text:span text:style-name="T24"><text:tab/>"name"</text:span>:<text:span text:style-name="T51">"name</text:span><text:span text:style-name="T53">2</text:span><text:span text:style-name="T51">"</text:span>,</text:p>
      <text:p text:style-name="P1"><text:span text:style-name="T24"><text:tab/>"password"</text:span>:<text:span text:style-name="T51">"password</text:span><text:span text:style-name="T53">2</text:span><text:span text:style-name="T51">"</text:span>,</text:p>
      <text:p text:style-name="P1"><text:span text:style-name="T24"><text:tab/>"roles"</text:span>: <text:s/>[<text:tab/>{<text:span text:style-name="T24">"nameRole"</text:span>:<text:span text:style-name="T51">"role1"</text:span>,<text:span text:style-name="T24">"description"</text:span>:<text:span text:style-name="T51">"desc1"</text:span>,<text:span text:style-name="T24">"users"</text:span>:[]},</text:p>
      <text:p text:style-name="P1"><text:tab/><text:tab/><text:tab/>{<text:span text:style-name="T24">"nameRole"</text:span>:<text:span text:style-name="T51">"role2"</text:span>,<text:span text:style-name="T24">"description"</text:span>:<text:span text:style-name="T51">"desc2"</text:span>,<text:span text:style-name="T24">"users"</text:span>:[]}</text:p>
      <text:p text:style-name="P1"><text:tab/><text:tab/> <text:s/>]</text:p>
      <text:p text:style-name="P21">}</text:p>
      <text:p text:style-name="P66"/>
      <text:p text:style-name="P88">Insertar usuario con los campos mínimos admisibles, sintácticamente correctos:</text:p>
      <text:p text:style-name="P88"/>
      <text:p text:style-name="P71"><text:span text:style-name="T37">Input para output </text:span><text:span text:style-name="T38">OK</text:span><text:span text:style-name="T37">:</text:span></text:p>
      <text:p text:style-name="P88"/>
      <text:p text:style-name="P22">{</text:p>
      <text:p text:style-name="P2"><text:span text:style-name="T24"><text:tab/>"name"</text:span>:<text:span text:style-name="T51">"name</text:span><text:span text:style-name="T58">3</text:span><text:span text:style-name="T51">"</text:span>,</text:p>
      <text:p text:style-name="P2"><text:span text:style-name="T24"><text:tab/>"password"</text:span>:<text:span text:style-name="T51">"password</text:span><text:span text:style-name="T58">3</text:span><text:span text:style-name="T51">"</text:span></text:p>
      <text:p text:style-name="P22">}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<text:soft-page-break/>OUTPUTS NOT OK:</text:p>
      <text:p text:style-name="P60"/>
      <text:p text:style-name="P62">FALTA VALIDAR Q UN USUARIO NO PUEDE TENER DUPLICADOS LOS ROLES</text:p>
      <text:p text:style-name="P64"/>
      <text:p text:style-name="P93">Insertar input <text:span text:style-name="T72">OK </text:span>con endpoint incorrecto:</text:p>
      <text:p text:style-name="P93"/>
      <text:list xml:id="list4168657363" text:style-name="L1">
        <text:list-item>
          <text:p text:style-name="P134"><text:span text:style-name="T73">Input: </text:span><text:span text:style-name="T46">{</text:span><text:span text:style-name="T25">"name"</text:span><text:span text:style-name="T50">:</text:span><text:span text:style-name="T54">"name</text:span><text:span text:style-name="T55">4</text:span><text:span text:style-name="T54">"</text:span><text:span text:style-name="T50">, </text:span><text:span text:style-name="T25">"password"</text:span><text:span text:style-name="T50">:</text:span><text:span text:style-name="T54">"password</text:span><text:span text:style-name="T55">4</text:span><text:span text:style-name="T54">"</text:span><text:span text:style-name="T46">}</text:span></text:p>
          <text:p text:style-name="P135">Tipo de envío: POST. </text:p>
          <text:p text:style-name="P135">Endpoint: http://localhost:8040/user/addd</text:p>
          <text:p text:style-name="P135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5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5</text:span><text:span text:style-name="T56">"</text:span><text:span text:style-name="T46">}</text:span></text:p>
          <text:p text:style-name="P135">Tipo de envío: POST.</text:p>
          <text:p text:style-name="P134"><text:span text:style-name="T47">Endpoint: http://localhost:8040/user</text:span><text:span text:style-name="T48">r</text:span><text:span text:style-name="T47">/add</text:span></text:p>
          <text:p text:style-name="P135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6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6</text:span><text:span text:style-name="T56">"</text:span><text:span text:style-name="T46">}</text:span></text:p>
          <text:p text:style-name="P135">Tipo de envío: POST.</text:p>
          <text:p text:style-name="P134"><text:span text:style-name="T47">Endpoint: http://localhost:804</text:span><text:span text:style-name="T48">1</text:span><text:span text:style-name="T47">/user/add</text:span></text:p>
          <text:p text:style-name="P135"/>
        </text:list-item>
        <text:list-item>
          <text:p text:style-name="P134"><text:span text:style-name="T49">Input: </text:span><text:span text:style-name="T46">{</text:span><text:span text:style-name="T26">"name"</text:span><text:span text:style-name="T47">:</text:span><text:span text:style-name="T56">"name</text:span><text:span text:style-name="T57">7</text:span><text:span text:style-name="T56">"</text:span><text:span text:style-name="T47">, </text:span><text:span text:style-name="T26">"password"</text:span><text:span text:style-name="T47">:</text:span><text:span text:style-name="T56">"password</text:span><text:span text:style-name="T57">7</text:span><text:span text:style-name="T56">"</text:span><text:span text:style-name="T46">}</text:span></text:p>
          <text:p text:style-name="P134"><text:span text:style-name="T47">Tipo de envío: P</text:span><text:span text:style-name="T48">UT</text:span><text:span text:style-name="T47">. </text:span></text:p>
          <text:p text:style-name="P135">Endpoint: http://localhost:8040/user/add</text:p>
        </text:list-item>
      </text:list>
      <text:p text:style-name="P105"/>
      <text:p text:style-name="P98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98"/>
      <text:p text:style-name="P72"><text:span text:style-name="T37">Input para output </text:span><text:span text:style-name="T39">NOT </text:span><text:span text:style-name="T38">OK</text:span><text:span text:style-name="T37">:</text:span></text:p>
      <text:p text:style-name="P98"/>
      <text:p text:style-name="P23">{</text:p>
      <text:p text:style-name="P130"><text:span text:style-name="T45"><text:tab/></text:span><text:span text:style-name="T27">"</text:span><text:span text:style-name="T28">id</text:span><text:span text:style-name="T27">"</text:span><text:span text:style-name="T45">:</text:span><text:span text:style-name="T60">"</text:span><text:span text:style-name="T61">a</text:span><text:span text:style-name="T60">"</text:span><text:span text:style-name="T45">,</text:span></text:p>
      <text:p text:style-name="P3"><text:span text:style-name="T24"><text:tab/>"name"</text:span>:<text:span text:style-name="T51">"name</text:span><text:span text:style-name="T62">9</text:span><text:span text:style-name="T51">"</text:span>,</text:p>
      <text:p text:style-name="P3"><text:span text:style-name="T24"><text:tab/>"password"</text:span>:<text:span text:style-name="T51">"password</text:span><text:span text:style-name="T62">9</text:span><text:span text:style-name="T51">"</text:span></text:p>
      <text:p text:style-name="P23">}</text:p>
      <text:p text:style-name="P98"/>
      <text:p text:style-name="P99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99"/>
      <text:p text:style-name="P73"><text:span text:style-name="T37">Input para output </text:span><text:span text:style-name="T39">NOT </text:span><text:span text:style-name="T38">OK</text:span><text:span text:style-name="T37">:</text:span></text:p>
      <text:p text:style-name="P41"/>
      <text:p text:style-name="P24">{</text:p>
      <text:p text:style-name="P4"><text:span text:style-name="T24"><text:tab/>"n</text:span><text:span text:style-name="T29">ombre</text:span><text:span text:style-name="T24">"</text:span>:<text:span text:style-name="T51">"name</text:span><text:span text:style-name="T62">9</text:span><text:span text:style-name="T51">"</text:span>,</text:p>
      <text:p text:style-name="P4"><text:span text:style-name="T24"><text:tab/>"password"</text:span>:<text:span text:style-name="T51">"password</text:span><text:span text:style-name="T62">9</text:span><text:span text:style-name="T51">"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9"><text:soft-page-break/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99"/>
      <text:p text:style-name="P74"><text:span text:style-name="T37">Input para output </text:span><text:span text:style-name="T39">NOT </text:span><text:span text:style-name="T38">OK</text:span><text:span text:style-name="T37">:</text:span></text:p>
      <text:p text:style-name="P42"/>
      <text:p text:style-name="P25">{</text:p>
      <text:p text:style-name="P5"><text:span text:style-name="T24"><text:tab/>"n</text:span><text:span text:style-name="T30">ame</text:span><text:span text:style-name="T24">"</text:span>:<text:span text:style-name="T51">name</text:span><text:span text:style-name="T63">10</text:span>,</text:p>
      <text:p text:style-name="P5"><text:span text:style-name="T24"><text:tab/>"password"</text:span>:<text:span text:style-name="T51">"password</text:span><text:span text:style-name="T64">10</text:span><text:span text:style-name="T51">"</text:span></text:p>
      <text:p text:style-name="P25">}</text:p>
      <text:p text:style-name="P99"/>
      <text:p text:style-name="P100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100"/>
      <text:p text:style-name="P75"><text:span text:style-name="T37">Input para output </text:span><text:span text:style-name="T39">NOT </text:span><text:span text:style-name="T38">OK</text:span><text:span text:style-name="T37">:</text:span></text:p>
      <text:p text:style-name="P43"/>
      <text:p text:style-name="P26">{</text:p>
      <text:p text:style-name="P6"><text:span text:style-name="T24"><text:tab/>"n</text:span><text:span text:style-name="T30">ame</text:span><text:span text:style-name="T24">"</text:span>:<text:span text:style-name="T51">name</text:span><text:span text:style-name="T63">1</text:span><text:span text:style-name="T64">1</text:span>,</text:p>
      <text:p text:style-name="P6"><text:span text:style-name="T24"><text:tab/>"password</text:span><text:span text:style-name="T31">d</text:span><text:span text:style-name="T24">"</text:span>:<text:span text:style-name="T51">"password</text:span><text:span text:style-name="T64">11</text:span><text:span text:style-name="T51">"</text:span></text:p>
      <text:p text:style-name="P26">}</text:p>
      <text:p text:style-name="P100"/>
      <text:p text:style-name="P100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100"/>
      <text:p text:style-name="P76"><text:span text:style-name="T37">Input para output </text:span><text:span text:style-name="T39">NOT </text:span><text:span text:style-name="T38">OK</text:span><text:span text:style-name="T37">:</text:span></text:p>
      <text:p text:style-name="P44"/>
      <text:p text:style-name="P27">{</text:p>
      <text:p text:style-name="P7"><text:span text:style-name="T24"><text:tab/>"n</text:span><text:span text:style-name="T30">ame</text:span><text:span text:style-name="T24">"</text:span>:<text:span text:style-name="T51">name</text:span><text:span text:style-name="T65">12</text:span>,</text:p>
      <text:p text:style-name="P7"><text:span text:style-name="T24"><text:tab/>"password"</text:span>:<text:span text:style-name="T51">password</text:span><text:span text:style-name="T64">1</text:span><text:span text:style-name="T65">2</text:span>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0"/>
      <text:p text:style-name="P131"><text:soft-page-break/><text:span text:style-name="T81">Insertar usuario con los campos mínimos admisibles sintácticamente correctos, </text:span><text:span text:style-name="T82">salvo el</text:span><text:span text:style-name="T83"> </text:span><text:span text:style-name="T84">valor del </text:span><text:span text:style-name="T83">campo </text:span><text:span text:style-name="T85">roles</text:span><text:span text:style-name="T83"> mal definido sintácticamente </text:span><text:span text:style-name="T86">o semánticamente</text:span><text:span text:style-name="T83">:</text:span></text:p>
      <text:p text:style-name="P36"/>
      <text:list xml:id="list2664668935" text:style-name="L2">
        <text:list-item>
          <text:p text:style-name="P137">Insertar el valor del campo id de rol, mal definido sintácticamente:</text:p>
          <text:p text:style-name="P137"/>
        </text:list-item>
      </text:list>
      <text:p text:style-name="P77"><text:span text:style-name="T37">Input para output </text:span><text:span text:style-name="T39">NOT </text:span><text:span text:style-name="T38">OK</text:span><text:span text:style-name="T37">:</text:span></text:p>
      <text:p text:style-name="P107"/>
      <text:p text:style-name="P31"><text:tab/>{</text:p>
      <text:p text:style-name="P12"><text:span text:style-name="T24"><text:tab/><text:tab/>"name"</text:span>:<text:span text:style-name="T51">"name1</text:span><text:span text:style-name="T67">4</text:span><text:span text:style-name="T51">"</text:span>,</text:p>
      <text:p text:style-name="P12"><text:span text:style-name="T24"><text:tab/><text:tab/>"password"</text:span>:<text:span text:style-name="T51">"password1</text:span><text:span text:style-name="T67">4</text:span><text:span text:style-name="T51">"</text:span>,</text:p>
      <text:p text:style-name="P12"><text:span text:style-name="T24"><text:tab/><text:tab/>"rol</text:span><text:span text:style-name="T33">es</text:span><text:span text:style-name="T24">"</text:span>:[{<text:span text:style-name="T24">"</text:span><text:span text:style-name="T32">id</text:span><text:span text:style-name="T24">"</text:span>:<text:span text:style-name="T51">"</text:span><text:span text:style-name="T67">a</text:span><text:span text:style-name="T51">",</text:span><text:span text:style-name="T24">"nameRol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5"><text:tab/>}</text:p>
      <text:p text:style-name="P45"/>
      <text:list xml:id="list132031613648360" text:continue-numbering="true" text:style-name="L2">
        <text:list-item>
          <text:p text:style-name="P137">Insertar campo nombre de rol, mal definido sintácticamente:</text:p>
        </text:list-item>
      </text:list>
      <text:p text:style-name="P107"/>
      <text:p text:style-name="P77"><text:span text:style-name="T37">Input para output </text:span><text:span text:style-name="T39">NOT </text:span><text:span text:style-name="T38">OK</text:span><text:span text:style-name="T37">:</text:span></text:p>
      <text:p text:style-name="P108"/>
      <text:p text:style-name="P32"><text:tab/>{</text:p>
      <text:p text:style-name="P13"><text:span text:style-name="T24"><text:tab/><text:tab/>"name"</text:span>:<text:span text:style-name="T51">"name1</text:span><text:span text:style-name="T67">4</text:span><text:span text:style-name="T51">"</text:span>,</text:p>
      <text:p text:style-name="P13"><text:span text:style-name="T24"><text:tab/><text:tab/>"password"</text:span>:<text:span text:style-name="T51">"password1</text:span><text:span text:style-name="T67">4</text:span><text:span text:style-name="T51">"</text:span>,</text:p>
      <text:p text:style-name="P13"><text:span text:style-name="T24"><text:tab/><text:tab/>"rol</text:span><text:span text:style-name="T33">es</text:span><text:span text:style-name="T24">"</text:span>:[{<text:span text:style-name="T24">"name"</text:span>:<text:span text:style-name="T51">"role1"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6"><text:tab/>}</text:p>
      <text:p text:style-name="P46"/>
      <text:list xml:id="list132030746467122" text:continue-numbering="true" text:style-name="L2">
        <text:list-item>
          <text:p text:style-name="P137">Insertar el valor del campo nombre de rol, mal definido sintácticamente:</text:p>
        </text:list-item>
      </text:list>
      <text:p text:style-name="P107"/>
      <text:p text:style-name="P78"><text:span text:style-name="T37">Input para output </text:span><text:span text:style-name="T39">NOT </text:span><text:span text:style-name="T38">OK</text:span><text:span text:style-name="T37">:</text:span></text:p>
      <text:p text:style-name="P109"/>
      <text:p text:style-name="P33"><text:tab/>{</text:p>
      <text:p text:style-name="P14"><text:span text:style-name="T24"><text:tab/><text:tab/>"name"</text:span>:<text:span text:style-name="T51">"name1</text:span><text:span text:style-name="T68">5</text:span><text:span text:style-name="T51">"</text:span>,</text:p>
      <text:p text:style-name="P14"><text:span text:style-name="T24"><text:tab/><text:tab/>"password"</text:span>:<text:span text:style-name="T51">"password1</text:span><text:span text:style-name="T68">5</text:span><text:span text:style-name="T51">"</text:span>,</text:p>
      <text:p text:style-name="P14"><text:span text:style-name="T24"><text:tab/><text:tab/>"rol</text:span><text:span text:style-name="T34">es</text:span><text:span text:style-name="T24">"</text:span>:[{<text:span text:style-name="T24">"name</text:span><text:span text:style-name="T36">Role</text:span><text:span text:style-name="T24">"</text:span>:<text:span text:style-name="T51">role1</text:span>,<text:span text:style-name="T24">"description"</text:span>:<text:span text:style-name="T51">"desc</text:span><text:span text:style-name="T67">1</text:span><text:span text:style-name="T51">"</text:span>,<text:span text:style-name="T24">"users"</text:span>:[]}]</text:p>
      <text:p text:style-name="P47"><text:tab/>}</text:p>
      <text:p text:style-name="P48"/>
      <text:list xml:id="list132030634656837" text:continue-numbering="true" text:style-name="L2">
        <text:list-item>
          <text:p text:style-name="P137">Insertar el valor del campo descripción de rol, mal definido sintácticamente:</text:p>
        </text:list-item>
      </text:list>
      <text:p text:style-name="P107"/>
      <text:p text:style-name="P79"><text:span text:style-name="T37">Input para output </text:span><text:span text:style-name="T39">NOT </text:span><text:span text:style-name="T38">OK</text:span><text:span text:style-name="T37">:</text:span></text:p>
      <text:p text:style-name="P110"/>
      <text:p text:style-name="P34"><text:tab/>{</text:p>
      <text:p text:style-name="P15"><text:span text:style-name="T24"><text:tab/><text:tab/>"name"</text:span>:<text:span text:style-name="T51">"name1</text:span><text:span text:style-name="T70">7</text:span><text:span text:style-name="T51">"</text:span>,</text:p>
      <text:p text:style-name="P15"><text:span text:style-name="T24"><text:tab/><text:tab/>"password"</text:span>:<text:span text:style-name="T51">"password1</text:span><text:span text:style-name="T70">7</text:span><text:span text:style-name="T51">"</text:span>,</text:p>
      <text:p text:style-name="P15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s"</text:span>:[]}]</text:p>
      <text:p text:style-name="P49"><text:tab/>}</text:p>
      <text:p text:style-name="P107"/>
      <text:list xml:id="list132030741844903" text:continue-numbering="true" text:style-name="L2">
        <text:list-item>
          <text:p text:style-name="P137">Insertar el valor del campo usuarios del rol, mal definido sintácticamente:</text:p>
        </text:list-item>
      </text:list>
      <text:p text:style-name="P107"/>
      <text:p text:style-name="P80"><text:span text:style-name="T37">Input para output </text:span><text:span text:style-name="T39">NOT </text:span><text:span text:style-name="T38">OK</text:span><text:span text:style-name="T37">:</text:span></text:p>
      <text:p text:style-name="P111"/>
      <text:p text:style-name="P35"><text:tab/>{</text:p>
      <text:p text:style-name="P16"><text:span text:style-name="T24"><text:tab/><text:tab/>"name"</text:span>:<text:span text:style-name="T51">"name1</text:span><text:span text:style-name="T70">7</text:span><text:span text:style-name="T51">"</text:span>,</text:p>
      <text:p text:style-name="P16"><text:span text:style-name="T24"><text:tab/><text:tab/>"password"</text:span>:<text:span text:style-name="T51">"password1</text:span><text:span text:style-name="T70">7</text:span><text:span text:style-name="T51">"</text:span>,</text:p>
      <text:p text:style-name="P16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<text:span text:style-name="T51">"</text:span>[]<text:span text:style-name="T51">"</text:span>}]</text:p>
      <text:p text:style-name="P50"><text:tab/>}</text:p>
      <text:p text:style-name="P55"><text:soft-page-break/>OUTPUTS <text:span text:style-name="T79">WARNINGS </text:span></text:p>
      <text:p text:style-name="P55"><text:span text:style-name="T80">(se realiza la persistencia en BD con devolución de warning al cliente)</text:span>:</text:p>
      <text:p text:style-name="P56"/>
      <text:p text:style-name="P122"/>
      <text:p text:style-name="P123">Insertar usuario existente (definiendo <text:s/>el campo <text:span text:style-name="T87">name</text:span> de manera sintácticamente correcta, con un valor sintácticamente correcto pero semánticamente correspondiendo a un <text:span text:style-name="T87">nombre</text:span> ya registrado en la BD):</text:p>
      <text:p text:style-name="P123"/>
      <text:p text:style-name="P81"><text:span text:style-name="T37">Input para output </text:span><text:span text:style-name="T40">WARNING</text:span><text:span text:style-name="T37">:</text:span></text:p>
      <text:p text:style-name="P123"/>
      <text:p text:style-name="P28">{</text:p>
      <text:p text:style-name="P8"><text:span text:style-name="T24"><text:tab/>"name"</text:span>:<text:span text:style-name="T51">"name</text:span><text:span text:style-name="T59">8</text:span><text:span text:style-name="T51">"</text:span>,</text:p>
      <text:p text:style-name="P8"><text:span text:style-name="T24"><text:tab/>"password"</text:span>:<text:span text:style-name="T51">"password</text:span><text:span text:style-name="T59">8</text:span><text:span text:style-name="T51">"</text:span></text:p>
      <text:p text:style-name="P28">}</text:p>
      <text:p text:style-name="P92"/>
      <text:p text:style-name="P104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104"/>
      <text:p text:style-name="P81"><text:span text:style-name="T37">Input para output </text:span><text:span text:style-name="T40">WARNING</text:span><text:span text:style-name="T37">:</text:span></text:p>
      <text:p text:style-name="P104"/>
      <text:p text:style-name="P37">{</text:p>
      <text:p text:style-name="P17"><text:span text:style-name="T24"><text:tab/>"name"</text:span>:<text:span text:style-name="T51">"name13"</text:span>,</text:p>
      <text:p text:style-name="P17"><text:span text:style-name="T24"><text:tab/>"password"</text:span>:<text:span text:style-name="T51">"password13"</text:span>,</text:p>
      <text:p text:style-name="P17"><text:span text:style-name="T24"><text:tab/>"rol"</text:span>:[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3">}</text:p>
      <text:p text:style-name="P97"/>
      <text:p text:style-name="P132"><text:span text:style-name="T81">Insertar usuario con los campos mínimos admisibles sintácticamente correctos, </text:span><text:span text:style-name="T82">salvo el</text:span><text:span text:style-name="T83"> </text:span><text:span text:style-name="T84">valor del </text:span><text:span text:style-name="T83">campo </text:span><text:span text:style-name="T85">roles</text:span><text:span text:style-name="T83"> mal definido sintácticamente </text:span><text:span text:style-name="T86">o semánticamente</text:span><text:span text:style-name="T83">:</text:span></text:p>
      <text:p text:style-name="P106"/>
      <text:list xml:id="list132032207264558" text:continue-numbering="true" text:style-name="L2">
        <text:list-item>
          <text:p text:style-name="P138">Insertar campo id de rol, mal definido sintácticamente: </text:p>
        </text:list-item>
      </text:list>
      <text:p text:style-name="P112"/>
      <text:p text:style-name="P82"><text:span text:style-name="T37">Input para output </text:span><text:span text:style-name="T41">WARNING</text:span><text:span text:style-name="T37">:</text:span></text:p>
      <text:p text:style-name="P106"/>
      <text:p text:style-name="P38"><text:tab/>{</text:p>
      <text:p text:style-name="P18"><text:span text:style-name="T24"><text:tab/><text:tab/>"name"</text:span>:<text:span text:style-name="T51">"name13"</text:span>,</text:p>
      <text:p text:style-name="P18"><text:span text:style-name="T24"><text:tab/><text:tab/>"password"</text:span>:<text:span text:style-name="T51">"password13"</text:span>,</text:p>
      <text:p text:style-name="P18"><text:span text:style-name="T24"><text:tab/><text:tab/>"rol"</text:span>:[{<text:span text:style-name="T24">"</text:span><text:span text:style-name="T32">idd</text:span><text:span text:style-name="T24">"</text:span>:<text:span text:style-name="T51">"1</text:span><text:span text:style-name="T66">0</text:span><text:span text:style-name="T51">",</text:span>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112"><text:span text:style-name="T37"><text:tab/>}</text:span><text:tab/></text:p>
      <text:p text:style-name="P112"/>
      <text:list xml:id="list132031615554884" text:continue-numbering="true" text:style-name="L2">
        <text:list-item>
          <text:p text:style-name="P139">Insertar campo descripción de rol, mal definido sintácticamente:</text:p>
        </text:list-item>
      </text:list>
      <text:p text:style-name="P124"/>
      <text:p text:style-name="P83"><text:span text:style-name="T37">Input para output </text:span><text:span text:style-name="T41">WARNING</text:span><text:span text:style-name="T37">:</text:span></text:p>
      <text:p text:style-name="P113"/>
      <text:p text:style-name="P39"><text:tab/>{</text:p>
      <text:p text:style-name="P19"><text:span text:style-name="T24"><text:tab/><text:tab/>"name"</text:span>:<text:span text:style-name="T51">"name1</text:span><text:span text:style-name="T69">6</text:span><text:span text:style-name="T51">"</text:span>,</text:p>
      <text:p text:style-name="P19"><text:span text:style-name="T24"><text:tab/><text:tab/>"password"</text:span>:<text:span text:style-name="T51">"password1</text:span><text:span text:style-name="T69">6</text:span><text:span text:style-name="T51">"</text:span>,</text:p>
      <text:p text:style-name="P19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</text:span><text:span text:style-name="T34">n</text:span><text:span text:style-name="T24">"</text:span>:<text:span text:style-name="T51">"desc</text:span><text:span text:style-name="T67">1</text:span><text:span text:style-name="T51">"</text:span>,<text:span text:style-name="T24">"users"</text:span>:[]}]</text:p>
      <text:p text:style-name="P52"><text:tab/>}</text:p>
      <text:p text:style-name="P52"/>
      <text:p text:style-name="P52"/>
      <text:p text:style-name="P52"/>
      <text:list xml:id="list132032661822550" text:continue-numbering="true" text:style-name="L2">
        <text:list-item>
          <text:p text:style-name="P136"><text:soft-page-break/>Insertar campo usuarios del rol, mal definido sintácticamente:</text:p>
        </text:list-item>
      </text:list>
      <text:p text:style-name="P114"/>
      <text:p text:style-name="P84"><text:span text:style-name="T37">Input para output </text:span><text:span text:style-name="T42">WARNING</text:span><text:span text:style-name="T37">:</text:span></text:p>
      <text:p text:style-name="P114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]}]</text:p>
      <text:p text:style-name="P51"><text:tab/>}</text:p>
      <text:p text:style-name="P114"/>
      <text:p text:style-name="P114"/>
      <text:list xml:id="list132030872518753" text:continue-numbering="true" text:style-name="L2">
        <text:list-item>
          <text:p text:style-name="P140">Insertar el valor del campo usuarios del rol, con valor del campo id de usuario, inexistente:</text:p>
          <text:p text:style-name="P143"/>
        </text:list-item>
      </text:list>
      <text:p text:style-name="P114"/>
      <text:p text:style-name="P84"><text:span text:style-name="T37">Input para output </text:span><text:span text:style-name="T43">WARNING</text:span><text:span text:style-name="T37">:</text:span></text:p>
      <text:p text:style-name="P114"/>
      <text:p text:style-name="P40"><text:tab/>{</text:p>
      <text:p text:style-name="P20"><text:span text:style-name="T24"><text:tab/><text:tab/>"name"</text:span>:<text:span text:style-name="T51">"name1</text:span><text:span text:style-name="T70">7</text:span><text:span text:style-name="T51">"</text:span>,</text:p>
      <text:p text:style-name="P20"><text:span text:style-name="T24"><text:tab/><text:tab/>"password"</text:span>:<text:span text:style-name="T51">"password1</text:span><text:span text:style-name="T70">7</text:span><text:span text:style-name="T51">"</text:span>,</text:p>
      <text:p text:style-name="P20"><text:span text:style-name="T24"><text:tab/><text:tab/>"rol</text:span><text:span text:style-name="T34">es</text:span><text:span text:style-name="T24">"</text:span>:[{<text:span text:style-name="T24">"name</text:span><text:span text:style-name="T35">Role</text:span><text:span text:style-name="T24">"</text:span>: <text:span text:style-name="T51">"role1"</text:span>,<text:span text:style-name="T24">"description"</text:span>:<text:span text:style-name="T51">desc</text:span><text:span text:style-name="T67">1</text:span>,<text:span text:style-name="T24">"user"</text:span>:[<text:span text:style-name="T78">{}</text:span>]}]</text:p>
      <text:p text:style-name="P51"><text:tab/>}</text:p>
      <text:p text:style-name="P51"/>
      <text:p text:style-name="P97"/>
      <text:p text:style-name="P69"/>
      <text:p text:style-name="P133"><text:span text:style-name="T74">Insertar usuario al momento inexistente </text:span><text:span text:style-name="T75">(id y nombre aún inexistente)</text:span><text:span text:style-name="T74">, con todos los campos y valores sintácticamente correctos, </text:span><text:span text:style-name="T76">definiendo un rol sintácticamente correcto</text:span><text:span text:style-name="T74"> </text:span><text:span text:style-name="T77">(incluyendo el campo id que es un dato que no se necesita y puede no corresponder con el id generado desde el servidor asociado al usuarioen cuestión)</text:span><text:span text:style-name="T76">: </text:span></text:p>
      <text:p text:style-name="P29"/>
      <text:p text:style-name="P85"><text:span text:style-name="T37">Input para output </text:span><text:span text:style-name="T44">WARNING</text:span><text:span text:style-name="T37">:</text:span></text:p>
      <text:p text:style-name="P29">{</text:p>
      <text:p text:style-name="P9"><text:span text:style-name="T24"><text:tab/>"id"</text:span>:<text:span text:style-name="T51">"1"</text:span>,</text:p>
      <text:p text:style-name="P9"><text:span text:style-name="T24"><text:tab/>"date"</text:span>:<text:span text:style-name="T51">"2021-06-18"</text:span>,</text:p>
      <text:p text:style-name="P9"><text:span text:style-name="T24"><text:tab/>"name"</text:span>:<text:span text:style-name="T51">"name</text:span><text:span text:style-name="T52">1</text:span><text:span text:style-name="T51">"</text:span>,</text:p>
      <text:p text:style-name="P9"><text:span text:style-name="T24"><text:tab/>"password"</text:span>:<text:span text:style-name="T51">"password</text:span><text:span text:style-name="T52">1</text:span><text:span text:style-name="T51">"</text:span>,</text:p>
      <text:p text:style-name="P9"><text:span text:style-name="T24"><text:tab/>"roles"</text:span>:[ {<text:span text:style-name="T24">"nameRole"</text:span>:<text:span text:style-name="T51">"role1"</text:span>,<text:span text:style-name="T24">"description"</text:span>:<text:span text:style-name="T51">"desc1"</text:span>,<text:span text:style-name="T24">"users"</text:span>:[]}]</text:p>
      <text:p text:style-name="P54">}</text:p>
      <text:p text:style-name="P125"/>
      <text:p text:style-name="P125"/>
      <text:p text:style-name="P125"/>
      <text:p text:style-name="P125">Insertar usuario con dos roles duplicados (al menos en el campo nombre que los identifica unívocamente):¿Warning y se persiste omitiendo el duplicado, error, o desde el servidor se omite el duplicado sin dar aviso al cliente?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59"><text:soft-page-break/>UPDATE <text:span text:style-name="T90">USER</text:span>:</text:p>
      <text:p text:style-name="P59"/>
      <text:p text:style-name="P60">OUTPUTS OK:</text:p>
      <text:p text:style-name="P126"/>
      <text:p text:style-name="P115">Modificar de usuario existente, nombre de usuario con campo y valor sintácticamente correcto:</text:p>
      <text:p text:style-name="P115"/>
      <text:p text:style-name="P127"><text:span text:style-name="T99">Get previo a update con enpoints </text:span><text:a xlink:type="simple" xlink:href="http://localhost:8040/user/get/name/root" text:style-name="Internet_20_link" text:visited-style-name="Visited_20_Internet_20_Link">http://localhost:8040/user/get/name/root</text:a><text:span text:style-name="T93">:</text:span></text:p>
      <text:p text:style-name="P149"/>
      <text:p text:style-name="P149">{"name":"root", "date":"2021-06-30", "roles":[{"name":"update", "description":"permission for update user", "date":"2021-06-30", "services":[]}, {"name":"add", "description":"permission for add user", "date":"2021-06-30", "services":[]}, {"name":"delete", "description":"permission for delete user", "date":"2021-06-30", "services":[]}]}</text:p>
      <text:p text:style-name="P149"/>
      <text:p text:style-name="P149"/>
      <text:p text:style-name="P87"><text:span text:style-name="T97">Input para output </text:span><text:span text:style-name="T98">OK</text:span><text:span text:style-name="T97">:</text:span></text:p>
      <text:p text:style-name="P149"/>
      <text:p text:style-name="P149"/>
      <text:p text:style-name="P149"/>
      <text:p text:style-name="P149"/>
      <text:p text:style-name="P149"/>
      <text:p text:style-name="P149"/>
      <text:p text:style-name="P129"><text:span text:style-name="T95">Get p</text:span><text:span text:style-name="T96">osterior</text:span><text:span text:style-name="T95"> a update con enpoints </text:span><text:a xlink:type="simple" xlink:href="http://localhost:8040/user/get/name/root" text:style-name="Internet_20_link" text:visited-style-name="Visited_20_Internet_20_Link"><text:span text:style-name="T93">http://localhost:8040/user/get/name/root</text:span></text:a><text:span text:style-name="T94">mod:</text:span></text:p>
      <text:p text:style-name="P149">{"error":"java.lang.NullPointerException"}</text:p>
      <text:p text:style-name="P149"/>
      <text:p text:style-name="P149"/>
      <text:p text:style-name="P128"><text:span text:style-name="T95">Get p</text:span><text:span text:style-name="T96">osterior</text:span><text:span text:style-name="T95"> a update con enpoints </text:span><text:a xlink:type="simple" xlink:href="http://localhost:8040/user/get/name/root" text:style-name="Internet_20_link" text:visited-style-name="Visited_20_Internet_20_Link"><text:span text:style-name="T93">http://localhost:8040/user/get/name/root</text:span></text:a><text:span text:style-name="T94">mod:</text:span></text:p>
      <text:p text:style-name="P149">{"name":"rootmod", "date":"2021-06-30", "roles":[{"name":"update", "description":"permission for update user", "date":"2021-06-30", "services":[]}, {"name":"delete", "description":"permission for delete user", "date":"2021-06-30", "services":[]}, {"name":"add", "description":"permission for add user", "date":"2021-06-30", "services":[]}]}</text:p>
      <text:p text:style-name="P149"/>
      <text:p text:style-name="P149"/>
      <text:p text:style-name="P115"/>
      <text:p text:style-name="P116">Modificar de usuario existente, <text:span text:style-name="T11">contraseña</text:span> de usuario con campo y valor sintácticamente correcto:</text:p>
      <text:p text:style-name="P116"/>
      <text:p text:style-name="P116">Modificar de usuario existente, <text:span text:style-name="T11">nombre de rol</text:span> de usuario con campo y valor sintácticamente correcto: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>Modificar de usuario existente, <text:span text:style-name="T11">descripción de rol</text:span> de usuario con campo y valor sintácticamente correcto:</text:p>
      <text:p text:style-name="P116"/>
      <text:p text:style-name="P116">Modificar de<text:span text:style-name="T11">l</text:span> usuario existente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define la contradicción de definir para el usuario A, un rol, y a su vez de dicho rol, el usuario A no pertenecer.</text:span></text:p>
      <text:p text:style-name="P116"/>
      <text:p text:style-name="P117">&lt;No existen campos mínimos admisibles para un correcto update&gt;</text:p>
      <text:p text:style-name="P115"/>
      <text:p text:style-name="P115"/>
      <text:p text:style-name="P60">OUTPUTS NOT OK:</text:p>
      <text:p text:style-name="P118"/>
      <text:p text:style-name="P93"><text:soft-page-break/>Insertar input ok con endpoint incorrecto:</text:p>
      <text:p text:style-name="P119"/>
      <text:p text:style-name="P119">Modificar usuario inexistente:</text:p>
      <text:p text:style-name="P119"/>
      <text:p text:style-name="P101"><text:span text:style-name="T4">Modificar de un usuario existente,</text:span><text:span text:style-name="T2"> el</text:span> campo id mal definido sintácticamente:</text:p>
      <text:p text:style-name="P101"/>
      <text:p text:style-name="P101"><text:span text:style-name="T4">Modificar de un usuario existente,</text:span><text:span text:style-name="T2"> el</text:span> <text:span text:style-name="T6">valor del </text:span>campo id mal definido sintácticamente:</text:p>
      <text:p text:style-name="P101"/>
      <text:p text:style-name="P102"><text:span text:style-name="T4">Modificar de un usuario existente,</text:span><text:span text:style-name="T2"> el</text:span> campo <text:span text:style-name="T7">nombre</text:span> mal definido sintácticamente:</text:p>
      <text:p text:style-name="P101"/>
      <text:p text:style-name="P102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101"/>
      <text:p text:style-name="P102"><text:span text:style-name="T4">Modificar de un usuario existente,</text:span><text:span text:style-name="T2"> el</text:span> campo <text:span text:style-name="T8">contraseña</text:span> mal definido sintácticamente:</text:p>
      <text:p text:style-name="P101"/>
      <text:p text:style-name="P102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101"/>
      <text:p text:style-name="P102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89"/>
      <text:p text:style-name="P102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132031373278498" text:continue-numbering="true" text:style-name="L2">
        <text:list-item>
          <text:p text:style-name="P141"><text:span text:style-name="T13">Modificar</text:span> campo id de rol, mal definido sintácticamente:</text:p>
        </text:list-item>
        <text:list-item>
          <text:p text:style-name="P141"><text:span text:style-name="T13">Modificar</text:span> el valor del campo id de rol, mal definido sintácticamente:</text:p>
        </text:list-item>
        <text:list-item>
          <text:p text:style-name="P141"><text:span text:style-name="T13">Modificar</text:span> campo nombre de rol, mal definido sintácticamente:</text:p>
        </text:list-item>
        <text:list-item>
          <text:p text:style-name="P141"><text:span text:style-name="T13">Modificar</text:span> el valor del campo nombre de rol, mal definido sintácticamente:</text:p>
        </text:list-item>
        <text:list-item>
          <text:p text:style-name="P141"><text:span text:style-name="T13">Modificar</text:span> campo descripción de rol, mal definido sintácticamente:</text:p>
        </text:list-item>
        <text:list-item>
          <text:p text:style-name="P141"><text:span text:style-name="T13">Modificar</text:span> el valor del campo descripción de rol, mal definido sintácticamente:</text:p>
        </text:list-item>
        <text:list-item>
          <text:p text:style-name="P141"><text:span text:style-name="T13">Modificar</text:span> campo usuarios del rol, mal definido sintácticamente:</text:p>
        </text:list-item>
        <text:list-item>
          <text:p text:style-name="P141"><text:span text:style-name="T13">Modificar</text:span> el valor del campo usuarios del rol, mal definido sintácticamente:</text:p>
        </text:list-item>
        <text:list-item>
          <text:p text:style-name="P141"><text:span text:style-name="T13">Modificar</text:span> el valor del campo usuarios del rol, con valor del campo id de usuario, inexistente:</text:p>
        </text:list-item>
        <text:list-item>
          <text:p text:style-name="P144">Modificar el valor de campo usuario del rol, sin incluir el usuario que se está modificando:</text:p>
        </text:list-item>
      </text:list>
      <text:p text:style-name="P119"/>
      <text:p text:style-name="P65"/>
      <text:p text:style-name="P59">DELETE <text:span text:style-name="T92">USER</text:span>:</text:p>
      <text:p text:style-name="P64"/>
      <text:p text:style-name="P60">OUTPUTS OK:</text:p>
      <text:p text:style-name="P118"/>
      <text:p text:style-name="P93">Eliminar usuario existente definiendo sintáctica y semánticamente <text:span text:style-name="T15">correcto </text:span>sólo id:</text:p>
      <text:p text:style-name="P93"/>
      <text:p text:style-name="P93">Eliminar usuario existente definiendo sintáctica y semánticamente todos los campos y valores:</text:p>
      <text:p text:style-name="P93"/>
      <text:p text:style-name="P93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65"/>
      <text:p text:style-name="P60">OUTPUTS NOT OK:</text:p>
      <text:p text:style-name="P118"/>
      <text:p text:style-name="P93">Insertar input ok con endpoint incorrecto:</text:p>
      <text:list xml:id="list856600372" text:style-name="L3">
        <text:list-item>
          <text:p text:style-name="P145">Para delete con id como parámetro: endpoint sin parámetro</text:p>
        </text:list-item>
        <text:list-item>
          <text:p text:style-name="P145">Para delete con id como parámetro: endpoint con parámetro pero sintácticamente incorrecto en <text:span text:style-name="T23">algún</text:span> substring del endpoint</text:p>
        </text:list-item>
        <text:list-item>
          <text:p text:style-name="P147"><text:soft-page-break/>Para delete sin parámetro: endpoint con parámetro</text:p>
        </text:list-item>
        <text:list-item>
          <text:p text:style-name="P146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93"/>
      <text:p text:style-name="P94">Insertar input ok con <text:span text:style-name="T18">body</text:span> <text:span text:style-name="T19">vacío </text:span><text:span text:style-name="T20">siendo delete sin id como parámetro</text:span></text:p>
      <text:p text:style-name="P93"/>
      <text:p text:style-name="P120">Eliminar usuario inexistente <text:span text:style-name="T14">definiendo sintáctica</text:span><text:span text:style-name="T16">mente correcto </text:span><text:span text:style-name="T14">sólo id:</text:span></text:p>
      <text:p text:style-name="P120"/>
      <text:p text:style-name="P95">Eliminar usuario <text:span text:style-name="T16">in</text:span>existente definiendo sintáctica y semánticamente todos los campos y valores <text:s/><text:span text:style-name="T16">(salvo la semántica del valor del id)</text:span>:</text:p>
      <text:p text:style-name="P95"/>
      <text:p text:style-name="P96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96"/>
      <text:p text:style-name="P96"/>
      <text:p text:style-name="P96"/>
      <text:p text:style-name="P96"/>
      <text:p text:style-name="P95"/>
      <text:p text:style-name="P63">OUTPUTS WARNINGS:</text:p>
      <text:p text:style-name="P63"/>
      <text:p text:style-name="P91"/>
      <text:p text:style-name="P121"><text:span text:style-name="T5">W</text:span><text:span text:style-name="T2">arning porque para eliminar, el servidor sólo obtiene el id y omite el resto de los datos de entrada.</text:span></text:p>
      <text:p text:style-name="P91"/>
      <text:p text:style-name="P103"><text:span text:style-name="T5">Eliminar usuario existente con</text:span><text:span text:style-name="T2"> el</text:span> campo <text:span text:style-name="T7">nombre</text:span> mal definido sintácticamente:</text:p>
      <text:p text:style-name="P103"/>
      <text:p text:style-name="P103"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103"/>
      <text:p text:style-name="P103"><text:span text:style-name="T5">Eliminar usuario existente con</text:span><text:span text:style-name="T2"> el</text:span> campo <text:span text:style-name="T8">contraseña</text:span> mal definido sintácticamente:</text:p>
      <text:p text:style-name="P103"/>
      <text:p text:style-name="P103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103"/>
      <text:p text:style-name="P103"><text:span text:style-name="T5">Eliminar usuario existente con</text:span><text:span text:style-name="T2"> el</text:span> campo <text:span text:style-name="T9">roles </text:span>mal definido sintácticamente:</text:p>
      <text:p text:style-name="P90"/>
      <text:p text:style-name="P103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132033272139844" text:continue-list="list132031373278498" text:style-name="L2">
        <text:list-item>
          <text:p text:style-name="P142"><text:span text:style-name="T21">Definir </text:span>campo id de rol, mal definido sintácticamente:</text:p>
        </text:list-item>
        <text:list-item>
          <text:p text:style-name="P142"><text:span text:style-name="T21">Definir</text:span> el valor del campo id de rol, mal definido sintácticamente:</text:p>
        </text:list-item>
        <text:list-item>
          <text:p text:style-name="P142"><text:span text:style-name="T21">Definir</text:span> campo nombre de rol, mal definido sintácticamente:</text:p>
        </text:list-item>
        <text:list-item>
          <text:p text:style-name="P142"><text:span text:style-name="T21">De</text:span><text:span text:style-name="T22">finir</text:span> el valor del campo nombre de rol, mal definido sintácticamente:</text:p>
        </text:list-item>
        <text:list-item>
          <text:p text:style-name="P142"><text:span text:style-name="T22">Definir</text:span> campo descripción de rol, mal definido sintácticamente:</text:p>
        </text:list-item>
        <text:list-item>
          <text:p text:style-name="P142"><text:span text:style-name="T22">Definir</text:span> el valor del campo descripción de rol, mal definido sintácticamente:</text:p>
        </text:list-item>
        <text:list-item>
          <text:p text:style-name="P142"><text:span text:style-name="T22">Definir</text:span> campo usuarios del rol, mal definido sintácticamente:</text:p>
        </text:list-item>
        <text:list-item>
          <text:p text:style-name="P142"><text:span text:style-name="T22">Definir</text:span> el valor del campo usuarios del rol, mal definido sintácticamente:</text:p>
        </text:list-item>
        <text:list-item>
          <text:p text:style-name="P142"><text:span text:style-name="T22">Definir</text:span> el valor del campo usuarios del rol, con valor del campo id de usuario, inexistente:</text:p>
        </text:list-item>
      </text:list>
      <text:p text:style-name="P65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7-01T13:20:18.125978453</dc:date>
    <meta:editing-duration>PT16H38M45S</meta:editing-duration>
    <meta:editing-cycles>120</meta:editing-cycles>
    <meta:generator>LibreOffice/7.1.3.2$Linux_X86_64 LibreOffice_project/10$Build-2</meta:generator>
    <meta:document-statistic meta:table-count="0" meta:image-count="0" meta:object-count="0" meta:page-count="9" meta:paragraph-count="237" meta:word-count="1486" meta:character-count="11773" meta:non-whitespace-character-count="10438"/>
  </office:meta>
</office:document-meta>
</file>